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97cm"/>
    </style:style>
    <style:style style:name="co3" style:family="table-column">
      <style:table-column-properties fo:break-before="auto" style:column-width="6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>
        <table:shapes>
          <draw:frame draw:z-index="0" draw:style-name="gr1" draw:text-style-name="P1" svg:width="15.999cm" svg:height="8.999cm" svg:x="2.142cm" svg:y="4.695cm">
            <draw:object draw:notify-on-update-of-ranges="overview.B5:overview.B5 overview.C5:overview.D5 overview.B6:overview.B6 overview.C6:overview.D6 overview.B7:overview.B7 overview.C7:overview.D7 overview.B8:overview.B8 overview.C8:overview.D8 overview.B9:overview.B9 overview.C9:overview.D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4-08</text:p>
          </table:table-cell>
          <table:table-cell office:value-type="string" calcext:value-type="string">
            <text:p>2014-09</text:p>
          </table:table-cell>
          <table:table-cell office:value-type="string" calcext:value-type="string">
            <text:p>2014-10</text:p>
          </table:table-cell>
          <table:table-cell office:value-type="string" calcext:value-type="string">
            <text:p>2014-11</text:p>
          </table:table-cell>
          <table:table-cell office:value-type="string" calcext:value-type="string">
            <text:p>2014-12</text:p>
          </table:table-cell>
        </table:table-row>
        <table:table-row table:style-name="ro1">
          <table:table-cell/>
          <table:table-cell table:style-name="ce1" office:value-type="string" calcext:value-type="string">
            <text:p>A grammar of Pite Saami</text:p>
          </table:table-cell>
          <table:table-cell table:style-name="ce3" office:value-type="float" office:value="129" calcext:value-type="float">
            <text:p>129</text:p>
          </table:table-cell>
          <table:table-cell table:formula="of:=5+333+6"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 typology of marked-S languages</text:p>
          </table:table-cell>
          <table:table-cell office:value-type="float" office:value="170" calcext:value-type="float">
            <text:p>170</text:p>
          </table:table-cell>
          <table:table-cell table:formula="of:=124+42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rosodic detail in Neapolitan Italian</text:p>
          </table:table-cell>
          <table:table-cell/>
          <table:table-cell table:formula="of:=48+3+8+3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e Alor-Pantar languages: History and typology</text:p>
          </table:table-cell>
          <table:table-cell/>
          <table:table-cell table:formula="of:=190+17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2014-08" table:style-name="ta1">
        <table:shapes>
          <draw:frame draw:z-index="0" draw:style-name="gr1" draw:text-style-name="P1" svg:width="18.415cm" svg:height="8.999cm" svg:x="9.52cm" svg:y="0.41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table:style-name="ce1" office:value-type="string" calcext:value-type="string">
            <text:p>A grammar of Pite Saami</text:p>
          </table:table-cell>
          <table:table-cell table:style-name="ce3" office:value-type="float" office:value="129" calcext:value-type="float">
            <text:p>129</text:p>
          </table:table-cell>
        </table:table-row>
        <table:table-row table:style-name="ro1">
          <table:table-cell table:style-name="ce1" office:value-type="string" calcext:value-type="string">
            <text:p>A typology of marked-S languages</text:p>
          </table:table-cell>
          <table:table-cell office:value-type="float" office:value="170" calcext:value-type="float">
            <text:p>170</text:p>
          </table:table-cell>
        </table:table-row>
      </table:table>
      <table:table table:name="2014-09" table:style-name="ta1">
        <table:shapes>
          <draw:frame draw:z-index="0" draw:style-name="gr1" draw:text-style-name="P1" svg:width="18.291cm" svg:height="8.999cm" svg:x="11.572cm" svg:y="0.35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table:formula="of:=[.B6]&amp;&quot; &quot;&amp;[.C6]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table:formula="of:=[.B7]&amp;&quot; &quot;&amp;[.C7]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table:formula="of:=[.B8]&amp;&quot; &quot;&amp;[.C8]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table:formula="of:=[.B9]&amp;&quot; &quot;&amp;[.C9]" office:value-type="string" office:string-value=" " calcext:value-type="string">
            <text:p><text:s/></text:p>
          </table:table-cell>
          <table:table-cell/>
        </table:table-row>
        <table:table-row table:style-name="ro1">
          <table:table-cell table:formula="of:=[.B10]&amp;&quot; &quot;&amp;[.C10]" office:value-type="string" office:string-value=" " calcext:value-type="string">
            <text:p><text:s/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Prosodic detail in Neapolitan Italian</text:p>
          </table:table-cell>
          <table:table-cell table:formula="of:=48+3+8+3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A typology of marked-S languages</text:p>
          </table:table-cell>
          <table:table-cell table:formula="of:=124+4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string" calcext:value-type="string">
            <text:p>The Alor-Pantar languages: History and typology</text:p>
          </table:table-cell>
          <table:table-cell table:formula="of:=190+1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string" calcext:value-type="string">
            <text:p>A grammar of Pite Saami</text:p>
          </table:table-cell>
          <table:table-cell table:formula="of:=5+333+6" office:value-type="float" office:value="344" calcext:value-type="float">
            <text:p>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11:24:36.1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25:43.836000000</meta:creation-date>
    <dc:date>2014-11-05T11:28:44.557000000</dc:date>
    <meta:editing-duration>PT15M36S</meta:editing-duration>
    <meta:editing-cycles>6</meta:editing-cycles>
    <meta:generator>LibreOffice/4.3.0.4$Windows_x86 LibreOffice_project/62ad5818884a2fc2e5780dd45466868d41009ec0</meta:generator>
    <meta:document-statistic meta:table-count="3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16cm" svg:height="9cm" xlink:href="." xlink:type="simple" chart:class="chart:bar" chart:style-name="ch1">
        <chart:title svg:x="5.341cm" svg:y="0.316cm" chart:style-name="ch2">
          <text:p>Access to publications: complete books</text:p>
        </chart:title>
        <chart:subtitle svg:x="7.881cm" svg:y="1.275cm" chart:style-name="ch3">
          <text:p>in august 2014</text:p>
        </chart:subtitle>
        <chart:plot-area chart:style-name="ch4" chart:data-source-has-labels="both" svg:x="0.818cm" svg:y="2.318cm" svg:width="16.862cm" svg:height="6.082cm">
          <chartooo:coordinate-region svg:x="6.334cm" svg:y="2.318cm" svg:width="11.066cm" svg:height="5.435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A grammar of Pite Saami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A typology of marked-S languages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92cm" svg:height="9cm" xlink:href="." xlink:type="simple" chart:class="chart:bar" chart:style-name="ch1">
        <chart:title svg:x="5.279cm" svg:y="0.316cm" chart:style-name="ch2">
          <text:p>Access to publications: complete books</text:p>
        </chart:title>
        <chart:subtitle svg:x="7.673cm" svg:y="1.275cm" chart:style-name="ch3">
          <text:p>september 2014</text:p>
        </chart:subtitle>
        <chart:plot-area chart:style-name="ch4" chart:data-source-has-labels="both" svg:x="0.815cm" svg:y="2.318cm" svg:width="16.747cm" svg:height="6.082cm">
          <chartooo:coordinate-region svg:x="8.474cm" svg:y="2.318cm" svg:width="8.808cm" svg:height="5.43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Prosodic detail in Neapolitan Itali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A typology of marked-S languages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The Alor-Pantar languages: History and typology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A grammar of Pite Saami</text:p>
              </table:table-cell>
              <table:table-cell office:value-type="float" office:value="344">
                <text:p>3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33cm" svg:y="0.316cm" chart:style-name="ch2">
          <text:p>Access to publications: complete books</text:p>
        </chart:title>
        <chart:legend chart:legend-position="end" svg:x="10.879cm" svg:y="2.858cm" style:legend-expansion="high" chart:style-name="ch3"/>
        <chart:plot-area chart:style-name="ch4" table:cell-range-address="overview.B5:overview.D9" chart:data-source-has-labels="both" svg:x="0.77cm" svg:y="1.635cm" svg:width="9.469cm" svg:height="6.765cm">
          <chartooo:coordinate-region svg:x="1.577cm" svg:y="1.834cm" svg:width="8.662cm" svg:height="5.919cm"/>
          <chart:axis chart:dimension="x" chart:name="primary-x" chart:style-name="ch5" chartooo:axis-type="auto">
            <chartooo:date-scale/>
            <chart:categories table:cell-range-address="overview.C5:overview.D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view.C6:overview.D6" chart:label-cell-address="overview.B6:overview.B6" chart:class="chart:bar">
            <chart:data-point chart:repeated="2"/>
          </chart:series>
          <chart:series chart:style-name="ch9" chart:values-cell-range-address="overview.C7:overview.D7" chart:label-cell-address="overview.B7:overview.B7" chart:class="chart:bar">
            <chart:data-point chart:repeated="2"/>
          </chart:series>
          <chart:series chart:style-name="ch10" chart:values-cell-range-address="overview.C8:overview.D8" chart:label-cell-address="overview.B8:overview.B8" chart:class="chart:bar">
            <chart:data-point chart:repeated="2"/>
          </chart:series>
          <chart:series chart:style-name="ch11" chart:values-cell-range-address="overview.C9:overview.D9" chart:label-cell-address="overview.B9:overview.B9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-08</text:p>
                <draw:g>
                  <svg:desc>overview.C5:overview.D5</svg:desc>
                </draw:g>
              </table:table-cell>
              <table:table-cell office:value-type="string">
                <text:p>2014-09</text:p>
              </table:table-cell>
            </table:table-row>
          </table:table-header-rows>
          <table:table-rows>
            <table:table-row>
              <table:table-cell office:value-type="string">
                <text:p>A grammar of Pite Saami</text:p>
                <draw:g>
                  <svg:desc>overview.B6:overview.B6</svg:desc>
                </draw:g>
              </table:table-cell>
              <table:table-cell office:value-type="float" office:value="129">
                <text:p>129</text:p>
                <draw:g>
                  <svg:desc>overview.C6:overview.D6</svg:desc>
                </draw:g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A typology of marked-S languages</text:p>
                <draw:g>
                  <svg:desc>overview.B7:overview.B7</svg:desc>
                </draw:g>
              </table:table-cell>
              <table:table-cell office:value-type="float" office:value="170">
                <text:p>170</text:p>
                <draw:g>
                  <svg:desc>overview.C7:overview.D7</svg:desc>
                </draw:g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Prosodic detail in Neapolitan Italian</text:p>
                <draw:g>
                  <svg:desc>overview.B8:overview.B8</svg:desc>
                </draw:g>
              </table:table-cell>
              <table:table-cell office:value-type="float" office:value="NaN">
                <text:p>NaN</text:p>
                <draw:g>
                  <svg:desc>overview.C8:overview.D8</svg:desc>
                </draw:g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he Alor-Pantar languages: History and typology</text:p>
                <draw:g>
                  <svg:desc>overview.B9:overview.B9</svg:desc>
                </draw:g>
              </table:table-cell>
              <table:table-cell office:value-type="float" office:value="NaN">
                <text:p>NaN</text:p>
                <draw:g>
                  <svg:desc>overview.C9:overview.D9</svg:desc>
                </draw:g>
              </table:table-cell>
              <table:table-cell office:value-type="float" office:value="207">
                <text:p>2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